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officeooo:paragraph-rsid="0022ab41"/>
    </style:style>
    <style:style style:name="P3" style:family="paragraph" style:parent-style-name="Standard">
      <style:paragraph-properties fo:margin-left="0in" fo:margin-right="0in" fo:orphans="2" fo:widows="2" fo:text-indent="0in" style:auto-text-indent="false"/>
      <style:text-properties officeooo:paragraph-rsid="0024717b"/>
    </style:style>
    <style:style style:name="P4" style:family="paragraph" style:parent-style-name="Standard">
      <style:paragraph-properties fo:margin-left="0in" fo:margin-right="0in" fo:orphans="2" fo:widows="2" fo:text-indent="0in" style:auto-text-indent="false"/>
      <style:text-properties officeooo:paragraph-rsid="00261e6a"/>
    </style:style>
    <style:style style:name="P5" style:family="paragraph" style:parent-style-name="Standard">
      <style:paragraph-properties fo:margin-left="0in" fo:margin-right="0in" fo:orphans="2" fo:widows="2" fo:text-indent="0in" style:auto-text-indent="false"/>
      <style:text-properties officeooo:paragraph-rsid="00295444"/>
    </style:style>
    <style:style style:name="P6" style:family="paragraph" style:parent-style-name="Standard">
      <style:paragraph-properties fo:margin-left="0in" fo:margin-right="0in" fo:orphans="2" fo:widows="2" fo:text-indent="0in" style:auto-text-indent="false"/>
      <style:text-properties officeooo:paragraph-rsid="002b3de5"/>
    </style:style>
    <style:style style:name="P7" style:family="paragraph" style:parent-style-name="Standard">
      <style:paragraph-properties fo:margin-left="0in" fo:margin-right="0in" fo:orphans="2" fo:widows="2" fo:text-indent="0in" style:auto-text-indent="false"/>
      <style:text-properties officeooo:paragraph-rsid="0031545e"/>
    </style:style>
    <style:style style:name="P8" style:family="paragraph" style:parent-style-name="Standard">
      <style:paragraph-properties fo:margin-left="0in" fo:margin-right="0in" fo:orphans="2" fo:widows="2" fo:text-indent="0in" style:auto-text-indent="false"/>
      <style:text-properties officeooo:paragraph-rsid="0033c3e5"/>
    </style:style>
    <style:style style:name="P9" style:family="paragraph" style:parent-style-name="Standard">
      <style:paragraph-properties fo:margin-left="0in" fo:margin-right="0in" fo:orphans="2" fo:widows="2" fo:text-indent="0in" style:auto-text-indent="false"/>
      <style:text-properties officeooo:paragraph-rsid="0035e4dd"/>
    </style:style>
    <style:style style:name="P10" style:family="paragraph" style:parent-style-name="Standard">
      <style:paragraph-properties fo:margin-left="0in" fo:margin-right="0in" fo:orphans="2" fo:widows="2" fo:text-indent="0in" style:auto-text-indent="false"/>
      <style:text-properties officeooo:paragraph-rsid="0024717b"/>
    </style:style>
    <style:style style:name="P11" style:family="paragraph" style:parent-style-name="Standard">
      <style:paragraph-properties fo:margin-left="0in" fo:margin-right="0in" fo:orphans="2" fo:widows="2" fo:text-indent="0in" style:auto-text-indent="false"/>
      <style:text-properties officeooo:paragraph-rsid="003c1ad8"/>
    </style:style>
    <style:style style:name="T1" style:family="text">
      <style:text-properties fo:font-variant="normal" fo:text-transform="none" fo:color="#777777" style:font-name="Arial" fo:font-size="12pt" fo:letter-spacing="normal" fo:font-style="normal" fo:font-weight="normal"/>
    </style:style>
    <style:style style:name="T2" style:family="text">
      <style:text-properties fo:color="#777777" style:font-name="Arial" fo:font-size="12pt" fo:letter-spacing="normal" fo:font-weight="normal"/>
    </style:style>
    <style:style style:name="T3" style:family="text">
      <style:text-properties fo:color="#777777" style:font-name="Arial" fo:font-size="12pt" fo:letter-spacing="normal" fo:font-weight="normal" officeooo:rsid="0031545e"/>
    </style:style>
    <style:style style:name="T4" style:family="text">
      <style:text-properties fo:color="#777777" style:font-name="Arial" fo:font-size="12pt" fo:letter-spacing="normal" fo:font-weight="normal" officeooo:rsid="0035f8db"/>
    </style:style>
    <style:style style:name="T5" style:family="text">
      <style:text-properties fo:color="#777777" style:font-name="Arial" fo:font-size="12pt" fo:letter-spacing="normal" fo:font-style="normal" fo:font-weight="normal" officeooo:rsid="001dafde" style:font-style-asian="normal" style:font-style-complex="normal"/>
    </style:style>
    <style:style style:name="T6" style:family="text">
      <style:text-properties fo:color="#777777" style:font-name="Arial" fo:font-size="12pt" fo:letter-spacing="normal" fo:font-style="normal" fo:font-weight="normal" officeooo:rsid="001e69cf" style:font-style-asian="normal" style:font-style-complex="normal"/>
    </style:style>
    <style:style style:name="T7" style:family="text">
      <style:text-properties fo:color="#777777" style:font-name="Arial" fo:font-size="12pt" fo:letter-spacing="normal" fo:font-style="normal" fo:font-weight="normal" officeooo:rsid="001eaf4d" style:font-style-asian="normal" style:font-style-complex="normal"/>
    </style:style>
    <style:style style:name="T8" style:family="text">
      <style:text-properties fo:color="#777777" style:font-name="Arial" fo:font-size="12pt" fo:letter-spacing="normal" fo:font-style="normal" fo:font-weight="normal" officeooo:rsid="001fc24a" style:font-style-asian="normal" style:font-style-complex="normal"/>
    </style:style>
    <style:style style:name="T9" style:family="text">
      <style:text-properties fo:color="#777777" style:font-name="Arial" fo:font-size="12pt" fo:letter-spacing="normal" fo:font-style="normal" fo:font-weight="normal" officeooo:rsid="0020b37c" style:font-style-asian="normal" style:font-style-complex="normal"/>
    </style:style>
    <style:style style:name="T10" style:family="text">
      <style:text-properties fo:color="#777777" style:font-name="Arial" fo:font-size="12pt" fo:letter-spacing="normal" fo:font-style="normal" fo:font-weight="normal" officeooo:rsid="00219f58" style:font-style-asian="normal" style:font-style-complex="normal"/>
    </style:style>
    <style:style style:name="T11" style:family="text">
      <style:text-properties fo:color="#777777" style:font-name="Arial" fo:font-size="12pt" fo:letter-spacing="normal" fo:font-style="normal" fo:font-weight="normal" officeooo:rsid="0022ab41" style:font-style-asian="normal" style:font-style-complex="normal"/>
    </style:style>
    <style:style style:name="T12" style:family="text">
      <style:text-properties fo:color="#777777" style:font-name="Arial" fo:font-size="12pt" fo:letter-spacing="normal" fo:font-style="normal" fo:font-weight="normal" officeooo:rsid="0024717b" style:font-style-asian="normal" style:font-style-complex="normal"/>
    </style:style>
    <style:style style:name="T13" style:family="text">
      <style:text-properties fo:color="#777777" style:font-name="Arial" fo:font-size="12pt" fo:letter-spacing="normal" fo:font-style="normal" fo:font-weight="normal" officeooo:rsid="00261e6a" style:font-style-asian="normal" style:font-style-complex="normal"/>
    </style:style>
    <style:style style:name="T14" style:family="text">
      <style:text-properties fo:color="#777777" style:font-name="Arial" fo:font-size="12pt" fo:letter-spacing="normal" fo:font-style="normal" fo:font-weight="normal" officeooo:rsid="0026fa84" style:font-style-asian="normal" style:font-style-complex="normal"/>
    </style:style>
    <style:style style:name="T15" style:family="text">
      <style:text-properties fo:color="#777777" style:font-name="Arial" fo:font-size="12pt" fo:letter-spacing="normal" fo:font-style="normal" fo:font-weight="normal" officeooo:rsid="002745b3" style:font-style-asian="normal" style:font-style-complex="normal"/>
    </style:style>
    <style:style style:name="T16" style:family="text">
      <style:text-properties fo:color="#777777" style:font-name="Arial" fo:font-size="12pt" fo:letter-spacing="normal" fo:font-style="normal" fo:font-weight="normal" officeooo:rsid="00295444" style:font-style-asian="normal" style:font-style-complex="normal"/>
    </style:style>
    <style:style style:name="T17" style:family="text">
      <style:text-properties fo:color="#777777" style:font-name="Arial" fo:font-size="12pt" fo:letter-spacing="normal" fo:font-style="normal" fo:font-weight="normal" officeooo:rsid="002968f1" style:font-style-asian="normal" style:font-style-complex="normal"/>
    </style:style>
    <style:style style:name="T18" style:family="text">
      <style:text-properties fo:color="#777777" style:font-name="Arial" fo:font-size="12pt" fo:letter-spacing="normal" fo:font-style="normal" fo:font-weight="normal" officeooo:rsid="002b3de5" style:font-style-asian="normal" style:font-style-complex="normal"/>
    </style:style>
    <style:style style:name="T19" style:family="text">
      <style:text-properties fo:color="#777777" style:font-name="Arial" fo:font-size="12pt" fo:letter-spacing="normal" fo:font-style="normal" fo:font-weight="normal" officeooo:rsid="002cd02e" style:font-style-asian="normal" style:font-style-complex="normal"/>
    </style:style>
    <style:style style:name="T20" style:family="text">
      <style:text-properties fo:color="#777777" style:font-name="Arial" fo:font-size="12pt" fo:letter-spacing="normal" fo:font-style="normal" fo:font-weight="normal" officeooo:rsid="002e09a9" style:font-style-asian="normal" style:font-style-complex="normal"/>
    </style:style>
    <style:style style:name="T21" style:family="text">
      <style:text-properties fo:color="#777777" style:font-name="Arial" fo:font-size="12pt" fo:letter-spacing="normal" fo:font-style="normal" fo:font-weight="normal" officeooo:rsid="0031545e" style:font-style-asian="normal" style:font-style-complex="normal"/>
    </style:style>
    <style:style style:name="T22" style:family="text">
      <style:text-properties fo:color="#777777" style:font-name="Arial" fo:font-size="12pt" fo:letter-spacing="normal" fo:font-style="normal" fo:font-weight="normal" officeooo:rsid="0032b706" style:font-style-asian="normal" style:font-style-complex="normal"/>
    </style:style>
    <style:style style:name="T23" style:family="text">
      <style:text-properties fo:color="#777777" style:font-name="Arial" fo:font-size="12pt" fo:letter-spacing="normal" fo:font-style="normal" fo:font-weight="normal" officeooo:rsid="0033c3e5" style:font-style-asian="normal" style:font-style-complex="normal"/>
    </style:style>
    <style:style style:name="T24" style:family="text">
      <style:text-properties fo:color="#777777" style:font-name="Arial" fo:font-size="12pt" fo:letter-spacing="normal" fo:font-style="normal" fo:font-weight="normal" officeooo:rsid="00346aa7" style:font-style-asian="normal" style:font-style-complex="normal"/>
    </style:style>
    <style:style style:name="T25" style:family="text">
      <style:text-properties fo:color="#777777" style:font-name="Arial" fo:font-size="12pt" fo:letter-spacing="normal" fo:font-style="normal" fo:font-weight="normal" officeooo:rsid="0035e4dd" style:font-style-asian="normal" style:font-style-complex="normal"/>
    </style:style>
    <style:style style:name="T26" style:family="text">
      <style:text-properties fo:color="#777777" style:font-name="Arial" fo:font-size="12pt" fo:letter-spacing="normal" fo:font-style="normal" fo:font-weight="normal" officeooo:rsid="0035f8db" style:font-style-asian="normal" style:font-style-complex="normal"/>
    </style:style>
    <style:style style:name="T27" style:family="text">
      <style:text-properties fo:color="#777777" style:font-name="Arial" fo:font-size="12pt" fo:letter-spacing="normal" fo:font-style="normal" fo:font-weight="normal" officeooo:rsid="0036d8f2" style:font-style-asian="normal" style:font-style-complex="normal"/>
    </style:style>
    <style:style style:name="T28" style:family="text">
      <style:text-properties fo:color="#777777" style:font-name="Arial" fo:font-size="12pt" fo:letter-spacing="normal" fo:font-style="normal" fo:font-weight="normal" officeooo:rsid="0038468e" style:font-style-asian="normal" style:font-style-complex="normal"/>
    </style:style>
    <style:style style:name="T29" style:family="text">
      <style:text-properties fo:color="#777777" style:font-name="Arial" fo:font-size="12pt" fo:letter-spacing="normal" fo:font-style="normal" fo:font-weight="normal" officeooo:rsid="00397046" style:font-style-asian="normal" style:font-style-complex="normal"/>
    </style:style>
    <style:style style:name="T30" style:family="text">
      <style:text-properties fo:color="#777777" style:font-name="Arial" fo:font-size="12pt" fo:letter-spacing="normal" fo:font-style="normal" fo:font-weight="normal" officeooo:rsid="003a72a7" style:font-style-asian="normal" style:font-style-complex="normal"/>
    </style:style>
    <style:style style:name="T31" style:family="text">
      <style:text-properties fo:color="#777777" style:font-name="Arial" fo:font-size="12pt" fo:letter-spacing="normal" fo:font-style="normal" fo:font-weight="normal" officeooo:rsid="003c1ad8"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pose a project that uses a large, publicly accessible dataset. Explain your motivation for tackling this problem, discuss the data source(s) you are using, and explain the analysis you are performing. At a minimum, you will need to do enough exploratory data analysis to convince someone that the project is viable and generate two interesting non-trivial plots supporting this. </text:span><text:span text:style-name="Emphasis"><text:span text:style-name="T2">The most impressive applicants have even finished a "rough draft" of their projects and have derived non-obvious meaningful conclusions from their data.</text:span></text:span></text:p>
      <text:p text:style-name="P1"><text:span text:style-name="Emphasis"><text:span text:style-name="T2"/></text:span></text:p>
      <text:p text:style-name="P2"><text:span text:style-name="Emphasis"><text:span text:style-name="T5">When movie studios release a movie “based on a novel” there tends to be a </text:span></text:span><text:span text:style-name="Emphasis"><text:span text:style-name="T9">bump in</text:span></text:span><text:span text:style-name="Emphasis"><text:span text:style-name="T5"> demand for that book at the library. <text:s/>Depending on the number of copies and holds placed on a book, there could be a long wait to check out the book from the library. I </text:span></text:span><text:span text:style-name="Emphasis"><text:span text:style-name="T6">plan to build an algorithm that will predict how long you would have to wait until the book is available </text:span></text:span><text:span text:style-name="Emphasis"><text:span text:style-name="T7">for </text:span></text:span><text:span text:style-name="Emphasis"><text:span text:style-name="T16">immediate</text:span></text:span><text:span text:style-name="Emphasis"><text:span text:style-name="T7"> checkout</text:span></text:span><text:span text:style-name="Emphasis"><text:span text:style-name="T16"> </text:span></text:span><text:span text:style-name="Emphasis"><text:span text:style-name="T6">in the Seattle Public Library </text:span></text:span><text:span text:style-name="Emphasis"><text:span text:style-name="T8">(SPL) </text:span></text:span><text:span text:style-name="Emphasis"><text:span text:style-name="T6">system. <text:s/></text:span></text:span><text:span text:style-name="Emphasis"><text:span text:style-name="T11">That way, library patrons can decide for themselves if they want to get in the hold line, wait out the popularity bump that the movie release brings to the book, or buy the book. </text:span></text:span></text:p>
      <text:p text:style-name="P2"><text:span text:style-name="Emphasis"><text:span text:style-name="T11"/></text:span></text:p>
      <text:p text:style-name="P2"><text:span text:style-name="Emphasis"><text:span text:style-name="T11">To build this algorithm, I will use three data sets: the SPL check out data set, an IMDB.com data set, and a TMDB.com data set.. T</text:span></text:span><text:span text:style-name="Emphasis"><text:span text:style-name="T7">he </text:span></text:span><text:span text:style-name="Emphasis"><text:span text:style-name="T8">SPL </text:span></text:span><text:span text:style-name="Emphasis"><text:span text:style-name="T7">checkout data set lists all</text:span></text:span><text:span text:style-name="Emphasis"><text:span text:style-name="T9"> </text:span></text:span><text:span text:style-name="Emphasis"><text:span text:style-name="T7"><text:s/>books checked out from </text:span></text:span><text:span text:style-name="Emphasis"><text:span text:style-name="T8">2005 to present </text:span></text:span><text:span text:style-name="Emphasis"><text:span text:style-name="T11">in the Seattle public library system. <text:s text:c="2"/>This data set will be merged </text:span></text:span><text:span text:style-name="Emphasis"><text:span text:style-name="T8">with the top movies based on a novel released between Jan 1, 2005 and Dec 31, 2017 according to IMDB.com. <text:s/></text:span></text:span><text:span text:style-name="Emphasis"><text:span text:style-name="T9">Furthermore, as the IMDB.com data only provides the title of the movie and the year it was released, I plan on merging this data </text:span></text:span><text:span text:style-name="Emphasis"><text:span text:style-name="T11">gartered using the</text:span></text:span><text:span text:style-name="Emphasis"><text:span text:style-name="T9"> </text:span></text:span><text:span text:style-name="Emphasis"><text:span text:style-name="T11">API from </text:span></text:span><text:span text:style-name="Emphasis"><text:span text:style-name="T9">TMDB.com that </text:span></text:span><text:span text:style-name="Emphasis"><text:span text:style-name="T10">provides the release date, the movie studio, </text:span></text:span><text:span text:style-name="Emphasis"><text:span text:style-name="T11">genre, and </text:span></text:span><text:span text:style-name="Emphasis"><text:span text:style-name="T13">movie budget.</text:span></text:span></text:p>
      <text:p text:style-name="P2"><text:span text:style-name="Emphasis"><text:span text:style-name="T10"/></text:span></text:p>
      <text:p text:style-name="P4"><text:span text:style-name="Emphasis"><text:span text:style-name="T13">I will consider the movie popularity bump done when there are 2 consecutive months where the number of checkouts is less than the number of copies available in the system </text:span></text:span><text:span text:style-name="Emphasis"><text:span text:style-name="T15">after the release of the movie</text:span></text:span><text:span text:style-name="Emphasis"><text:span text:style-name="T13">. <text:s/>For books that are </text:span></text:span><text:span text:style-name="Emphasis"><text:span text:style-name="T14">part of a series, such as “The Maze Runner”, the popularity bump seems to last a long time, perhaps due to renewed interest when movie sequels come out. <text:s/>For other books that are not part of a series, the popularity bump can last up to 6 months, such as “Bridge to Terabithia”, while other books, such as “Atonement” don’t see a bump in library patronage at all.</text:span></text:span></text:p>
      <text:p text:style-name="P2"><text:span text:style-name="Emphasis"><text:span text:style-name="T10"/></text:span></text:p>
      <text:p text:style-name="P3"><text:span text:style-name="Emphasis"><text:span text:style-name="T12">My hope is that this project will allow the Seattle Public Library patrons to make the most of both their library and their money. <text:s/></text:span></text:span><text:span text:style-name="Emphasis"><text:span text:style-name="T13">When the next big movie </text:span></text:span><text:span text:style-name="Emphasis"><text:span text:style-name="T14">based on a novel</text:span></text:span><text:span text:style-name="Emphasis"><text:span text:style-name="T13"> is announced, patrons can decide whether </text:span></text:span><text:span text:style-name="Emphasis"><text:span text:style-name="T14">they can wait for the book to be available in the system, or buy the book.</text:span></text:span></text:p>
      <text:p text:style-name="P3"><text:span text:style-name="Emphasis"><text:span text:style-name="T12"/></text:span></text:p>
      <text:p text:style-name="P3"><text:span text:style-name="Emphasis"><text:span text:style-name="T28">2 min</text:span></text:span><text:span text:style-name="Emphasis"><text:span text:style-name="T12"> description</text:span></text:span></text:p>
      <text:p text:style-name="P3"><text:span text:style-name="Emphasis"><text:span text:style-name="T12"/></text:span></text:p>
      <text:p text:style-name="P11"><text:span text:style-name="Emphasis"><text:span text:style-name="T31">Trying to solve a prediction problem</text:span></text:span></text:p>
      <text:p text:style-name="P3"><text:span text:style-name="Emphasis"><text:span text:style-name="T12"/></text:span></text:p>
      <text:p text:style-name="P5"><text:span text:style-name="Emphasis"><text:span text:style-name="T16">Let’s say </text:span></text:span><text:span text:style-name="Emphasis"><text:span text:style-name="T19">a new</text:span></text:span><text:span text:style-name="Emphasis"><text:span text:style-name="T16"> movie’</text:span></text:span><text:span text:style-name="Emphasis"><text:span text:style-name="T20">s</text:span></text:span><text:span text:style-name="Emphasis"><text:span text:style-name="T16"> </text:span></text:span><text:span text:style-name="Emphasis"><text:span text:style-name="T19">released</text:span></text:span><text:span text:style-name="Emphasis"><text:span text:style-name="T16"> that’s “based on a novel,” but you </text:span></text:span><text:span text:style-name="Emphasis"><text:span text:style-name="T17">meant</text:span></text:span><text:span text:style-name="Emphasis"><text:span text:style-name="T16"> to read the book first. <text:s/></text:span></text:span><text:span text:style-name="Emphasis"><text:span text:style-name="T17">You go to the library only to discover that there are a ton of holds due to the movie </text:span></text:span><text:span text:style-name="Emphasis"><text:span text:style-name="T19">popularizing the book</text:span></text:span><text:span text:style-name="Emphasis"><text:span text:style-name="T17">. <text:s/>As someone who likes to take </text:span></text:span><text:span text:style-name="Emphasis"><text:span text:style-name="T18">her</text:span></text:span><text:span text:style-name="Emphasis"><text:span text:style-name="T17"> time reading, you want to wait until there won’t be a hold on the book after you check it out, so you can renew it in case you don’t finish in the 3 weeks. <text:s/></text:span></text:span><text:span text:style-name="Emphasis"><text:span text:style-name="T18">You don’t know how long it will be before the book’s popularity dies down, so you end up forgetting about the book.</text:span></text:span></text:p>
      <text:p text:style-name="P5"><text:span text:style-name="Emphasis"><text:span text:style-name="T18"/></text:span></text:p>
      <text:p text:style-name="P7"><text:span text:style-name="Emphasis"><text:span text:style-name="T19">But if you had an algorithm that </text:span></text:span><text:span text:style-name="Emphasis"><text:span text:style-name="T21">could predict</text:span></text:span><text:span text:style-name="Emphasis"><text:span text:style-name="T19"> how long it would be before the the book’s movie-based popularity died down, you could anticipate borrowing the book then. <text:s/>I plan to </text:span></text:span><text:soft-page-break/><text:span text:style-name="Emphasis"><text:span text:style-name="T19">build this algorithm using </text:span></text:span><text:span text:style-name="Emphasis"><text:span text:style-name="T26">4</text:span></text:span><text:span text:style-name="Emphasis"><text:span text:style-name="T19"> data sets. </text:span></text:span><text:span text:style-name="Emphasis"><text:span text:style-name="T18">The Seattle Public library has a </text:span></text:span><text:span text:style-name="Emphasis"><text:span text:style-name="T26">6.5 GB</text:span></text:span><text:span text:style-name="Emphasis"><text:span text:style-name="T18"> data set of all the </text:span></text:span><text:span text:style-name="Emphasis"><text:span text:style-name="T19">their </text:span></text:span><text:span text:style-name="Emphasis"><text:span text:style-name="T18">book’s </text:span></text:span><text:span text:style-name="Emphasis"><text:span text:style-name="T19">check out histor</text:span></text:span><text:span text:style-name="Emphasis"><text:span text:style-name="T26">ies</text:span></text:span><text:span text:style-name="Emphasis"><text:span text:style-name="T19"> f</text:span></text:span><text:span text:style-name="Emphasis"><text:span text:style-name="T18">rom 2005 to </text:span></text:span><text:span text:style-name="Emphasis"><text:span text:style-name="T21">p</text:span></text:span><text:span text:style-name="Emphasis"><text:span text:style-name="T20">resent </text:span></text:span><text:span text:style-name="Emphasis"><text:span text:style-name="T26">and a 3.5 GB data set of their inventory that I’ve combined with 2 movie data bases.</text:span></text:span></text:p>
      <text:p text:style-name="P9"><text:span text:style-name="Emphasis"><text:span text:style-name="T25"><text:s/></text:span></text:span></text:p>
      <text:p text:style-name="P7"><text:span text:style-name="Emphasis"><text:span text:style-name="T21"/></text:span></text:p>
      <text:p text:style-name="P7"><text:span text:style-name="Emphasis"><text:span text:style-name="T26">One mo</text:span></text:span><text:span text:style-name="Emphasis"><text:span text:style-name="T21">vie data base provided a com</text:span></text:span><text:span text:style-name="Emphasis"><text:span text:style-name="T26">prehensive list of movies based on a novel, while the other movie data base had an API which I could use to g</text:span></text:span><text:span text:style-name="Emphasis"><text:span text:style-name="T26">et </text:span></text:span><text:span text:style-name="Emphasis"><text:span text:style-name="T21">MPAA rating, genre, keywords, </text:span></text:span><text:span text:style-name="Emphasis"><text:span text:style-name="T22">and </text:span></text:span><text:span text:style-name="Emphasis"><text:span text:style-name="T21">production companies involved. <text:s/></text:span></text:span></text:p>
      <text:p text:style-name="P7"><text:span text:style-name="Emphasis"><text:span text:style-name="T22"/></text:span></text:p>
      <text:p text:style-name="P8"><text:span text:style-name="Emphasis"><text:span text:style-name="T23">The bump in popularity is very </text:span></text:span><text:span text:style-name="Emphasis"><text:span text:style-name="T26">prominent</text:span></text:span><text:span text:style-name="Emphasis"><text:span text:style-name="T23"> for some books, and tends to last longer for books in a series than for stand-alone books. For the maze runner, which has 3 movies released, 2 years after the initial movie’s release, we’d still be waiting to for the popularity to die down. However, a movie like Atonement did not see an </text:span></text:span><text:span text:style-name="Emphasis"><text:span text:style-name="T29">immediate</text:span></text:span><text:span text:style-name="Emphasis"><text:span text:style-name="T23"> bump due to the movie’s release.</text:span></text:span></text:p>
      <text:p text:style-name="P8"><text:span text:style-name="Emphasis"><text:span text:style-name="T23"/></text:span></text:p>
      <text:p text:style-name="P8"><text:span text:style-name="Emphasis"><text:span text:style-name="T23">Genre’s such as thrillers seem to have a shorter wating period than non-thrillers. </text:span></text:span><text:span text:style-name="Emphasis"><text:span text:style-name="T26">The waiting period is the number of months between the movie’s release, and 2 consecutive months where the number of checkouts is less than the number of copies available, thus suggeting the book is immediately available and could probably be renewed at least once. </text:span></text:span><text:span text:style-name="Emphasis"><text:span text:style-name="T24">Another aspect affecting wait time, is the movie rating. <text:s text:c="2"/>In a linear regression of the number of months that we would have to wait for availability <text:s/></text:span></text:span><text:span text:style-name="Emphasis"><text:span text:style-name="T27">on</text:span></text:span><text:span text:style-name="Emphasis"><text:span text:style-name="T24"> movie rating as a nominal variable, we see that the more restrictive the rating, the lower the average waiting time for the book.</text:span></text:span></text:p>
      <text:p text:style-name="P8"><text:span text:style-name="Emphasis"><text:span text:style-name="T24"/></text:span></text:p>
      <text:p text:style-name="P9"><text:span text:style-name="Emphasis"><text:span text:style-name="T25">With an algoirthm that can predict when the movie bump is over, I’ll be able to better plan when I’ll be able to borrow the book that inspired the movie</text:span></text:span></text:p>
      <text:p text:style-name="P8"><text:span text:style-name="Emphasis"><text:span text:style-name="T23"/></text:span></text:p>
      <text:p text:style-name="P8"><text:span text:style-name="Emphasis"><text:span text:style-name="T18"/></text:span></text:p>
      <text:p text:style-name="P6"><text:span text:style-name="Emphasis"><text:span text:style-name="T18"/></text:span></text:p>
      <text:p text:style-name="P5"><text:span text:style-name="Emphasis"><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6:35:08.926612625</meta:creation-date>
    <dc:date>2018-05-15T01:03:04.790649727</dc:date>
    <meta:editing-duration>P1DT9H41M16S</meta:editing-duration>
    <meta:editing-cycles>12</meta:editing-cycles>
    <meta:generator>LibreOffice/5.1.6.2$Linux_X86_64 LibreOffice_project/10m0$Build-2</meta:generator>
    <meta:document-statistic meta:table-count="0" meta:image-count="0" meta:object-count="0" meta:page-count="2" meta:paragraph-count="14" meta:word-count="903" meta:character-count="4985" meta:non-whitespace-character-count="4075"/>
  </office:meta>
</office:document-meta>
</file>